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651cm" svg:height="14.495cm" svg:x="0cm" svg:y="4.792cm">
            <draw:object draw:notify-on-update-of-ranges="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9cm" svg:height="14.476cm" svg:x="25.138cm" svg:y="4.515cm">
            <draw:object draw:notify-on-update-of-ranges="Sheet1.N2:Sheet1.N2 Sheet1.N3:Sheet1.N7 Sheet1.O2:Sheet1.O2 Sheet1.O3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 table:number-columns-spanned="2" table:number-rows-spanned="1">
            <text:p>Ex 1 best case</text:p>
          </table:table-cell>
          <table:covered-table-cell/>
          <table:table-cell table:number-columns-repeated="11"/>
          <table:table-cell office:value-type="string" calcext:value-type="string" table:number-columns-spanned="2" table:number-rows-spanned="1">
            <text:p>Ex 2 worst case</text:p>
          </table:table-cell>
          <table:covered-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table:number-columns-repeated="11"/>
          <table:table-cell office:value-type="float" office:value="1000" calcext:value-type="float">
            <text:p>1000</text:p>
          </table:table-cell>
          <table:table-cell office:value-type="float" office:value="999000" calcext:value-type="float">
            <text:p>999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995000" calcext:value-type="float">
            <text:p>49995000</text:p>
          </table:table-cell>
          <table:table-cell table:number-columns-repeated="11"/>
          <table:table-cell office:value-type="float" office:value="10000" calcext:value-type="float">
            <text:p>10000</text:p>
          </table:table-cell>
          <table:table-cell office:value-type="float" office:value="99990000" calcext:value-type="float">
            <text:p>9999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04982704" calcext:value-type="float">
            <text:p>704982704</text:p>
          </table:table-cell>
          <table:table-cell table:number-columns-repeated="11"/>
          <table:table-cell office:value-type="float" office:value="100000" calcext:value-type="float">
            <text:p>100000</text:p>
          </table:table-cell>
          <table:table-cell office:value-type="float" office:value="1409965408" calcext:value-type="float">
            <text:p>1409965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9:52:27.404344649</meta:creation-date>
    <meta:generator>LibreOffice/7.4.7.2$Linux_X86_64 LibreOffice_project/40$Build-2</meta:generator>
    <dc:date>2025-01-20T10:26:55.194849793</dc:date>
    <meta:editing-duration>PT34M27S</meta:editing-duration>
    <meta:editing-cycles>8</meta:editing-cycles>
    <meta:document-statistic meta:table-count="1" meta:cell-count="2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52cm" svg:height="14.496cm" xlink:href=".." xlink:type="simple" chart:class="chart:scatter" chart:style-name="ch1">
        <chart:plot-area chart:style-name="ch2" table:cell-range-address="Sheet1.A3:Sheet1.B7 Sheet1.B2:Sheet1.B2" chart:data-source-has-labels="row" svg:x="1.854cm" svg:y="0.289cm" svg:width="21.325cm" svg:height="12.937cm">
          <chart:coordinate-region svg:x="3.957cm" svg:y="0.489cm" svg:width="18.665cm" svg:height="12.09cm"/>
          <chart:axis chart:dimension="x" chart:name="primary-x" chart:style-name="ch3">
            <chart:title svg:x="11.599cm" svg:y="13.515cm" chart:style-name="ch4">
              <text:p>array length</text:p>
            </chart:title>
          </chart:axis>
          <chart:axis chart:dimension="y" chart:name="primary-y" chart:style-name="ch3">
            <chart:title svg:x="0.451cm" svg:y="7.582cm" chart:style-name="ch5">
              <text:p>operations
</text:p>
            </chart:title>
            <chart:grid chart:style-name="ch6" chart:class="major"/>
          </chart:axis>
          <chart:series chart:style-name="ch7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7</svg:desc>
                </draw:g>
              </table:table-cell>
              <table:table-cell office:value-type="float" office:value="45">
                <text:p>45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49995000">
                <text:p>4999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704982704">
                <text:p>704982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01cm" svg:height="14.477cm" xlink:href=".." xlink:type="simple" chart:class="chart:scatter" chart:style-name="ch1">
        <chart:plot-area chart:style-name="ch2" table:cell-range-address="Sheet1.N2:Sheet1.O7" chart:data-source-has-labels="row" svg:x="1.549cm" svg:y="0.289cm" svg:width="24.814cm" svg:height="12.918cm">
          <chart:coordinate-region svg:x="3.837cm" svg:y="0.488cm" svg:width="21.969cm" svg:height="12.072cm"/>
          <chart:axis chart:dimension="x" chart:name="primary-x" chart:style-name="ch3">
            <chart:title svg:x="13.039cm" svg:y="13.496cm" chart:style-name="ch4">
              <text:p>array length</text:p>
            </chart:title>
          </chart:axis>
          <chart:axis chart:dimension="y" chart:name="primary-y" chart:style-name="ch5">
            <chart:title svg:x="0.451cm" svg:y="7.573cm" chart:style-name="ch6">
              <text:p>operations</text:p>
            </chart:title>
            <chart:grid chart:style-name="ch7" chart:class="major"/>
          </chart:axis>
          <chart:series chart:style-name="ch8" chart:values-cell-range-address="Sheet1.O3:Sheet1.O7" chart:label-cell-address="Sheet1.O2:Sheet1.O2" chart:class="chart:scatter">
            <chart:domain table:cell-range-address="Sheet1.N3:Sheet1.N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op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N3:Sheet1.N7</svg:desc>
                </draw:g>
              </table:table-cell>
              <table:table-cell office:value-type="float" office:value="90">
                <text:p>90</text:p>
                <draw:g>
                  <svg:desc>Sheet1.O3:Sheet1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99000">
                <text:p>99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99990000">
                <text:p>9999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409965408">
                <text:p>1409965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